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loext:fill-use-slide-background="false" draw:textarea-horizontal-align="justify" draw:textarea-vertical-align="middle" draw:auto-grow-height="false" fo:min-height="1.75cm" fo:min-width="3.5cm"/>
      <style:paragraph-properties style:writing-mode="lr-tb"/>
    </style:style>
    <style:style style:name="gr2" style:family="graphic" style:parent-style-name="objectwithoutfill">
      <style:graphic-properties svg:stroke-color="#000000" draw:marker-end="Arrowheads_20_5" draw:marker-end-width="0.3cm" draw:fill="none" draw:textarea-vertical-align="middle"/>
      <style:paragraph-properties style:writing-mode="lr-tb"/>
    </style:style>
    <style:style style:name="gr3" style:family="graphic" style:parent-style-name="objectwithoutfill">
      <style:graphic-properties svg:stroke-color="#000000" draw:marker-end="Arrowheads_20_6" draw:marker-end-width="0.3cm" draw:fill="none" draw:textarea-vertical-align="middle"/>
    </style:style>
    <style:style style:name="gr4" style:family="graphic" style:parent-style-name="objectwithoutfill">
      <style:graphic-properties svg:stroke-color="#000000" draw:marker-end="Arrowheads_20_8" draw:marker-end-width="0.3cm" draw:fill="none" draw:textarea-vertical-align="middle"/>
    </style:style>
    <style:style style:name="gr5" style:family="graphic" style:parent-style-name="standard">
      <style:graphic-properties draw:stroke="none" draw:fill="none" fo:min-height="0.866cm"/>
      <style:paragraph-properties style:writing-mode="lr-tb"/>
    </style:style>
    <style:style style:name="gr6" style:family="graphic" style:parent-style-name="objectwithoutfill">
      <style:graphic-properties svg:stroke-color="#000000" draw:marker-end="Arrowheads_20_9" draw:marker-end-width="0.3cm" draw:fill="none" draw:textarea-vertical-align="middle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style:paragraph-properties fo:text-align="center"/>
      <style:text-properties style:font-name="Arial" fo:font-style="italic" style:font-style-asian="italic" style:font-style-complex="italic"/>
    </style:style>
    <style:style style:name="P4" style:family="paragraph">
      <loext:graphic-properties draw:fill="solid" draw:fill-color="#ffffff"/>
      <style:paragraph-properties fo:text-align="center"/>
      <style:text-properties style:font-name="Arial" fo:font-size="11pt" fo:font-style="italic" style:font-size-asian="11pt" style:font-style-asian="italic" style:font-size-complex="11pt" style:font-style-complex="italic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  <style:text-properties style:font-name="Arial" fo:font-size="11pt" fo:font-style="italic" style:font-size-asian="11pt" style:font-style-asian="italic" style:font-size-complex="11pt" style:font-style-complex="italic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</style:style>
    <style:style style:name="T1" style:family="text">
      <style:text-properties style:font-name="Arial" fo:font-size="11pt" fo:font-style="italic" style:font-size-asian="11pt" style:font-style-asian="italic" style:font-size-complex="11pt" style:font-style-complex="italic"/>
    </style:style>
    <style:style style:name="T2" style:family="text">
      <style:text-properties style:font-name="Arial" fo:font-size="11pt" fo:language="ru" fo:country="RU" fo:font-style="italic" style:font-size-asian="11pt" style:font-style-asian="italic" style:font-size-complex="11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4cm" svg:height="2cm" svg:x="7cm" svg:y="6.75cm">
          <text:p text:style-name="P1"><text:span text:style-name="T1">Блок корректировки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1" draw:id="id1" draw:layer="layout" svg:width="4cm" svg:height="2cm" svg:x="2.75cm" svg:y="3.25cm">
          <text:p text:style-name="P3"><text:span text:style-name="T1">Блок нормализации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2" draw:id="id2" draw:layer="layout" svg:width="4cm" svg:height="2cm" svg:x="11cm" svg:y="3.25cm">
          <text:p text:style-name="P3"><text:span text:style-name="T1">Блок </text:span><text:span text:style-name="T2">расчёта</text:span><text:span text:style-name="T1"> ошибки</text:span></text:p>
          <draw:enhanced-geometry svg:viewBox="0 0 21600 21600" draw:type="rectangle" draw:enhanced-path="M 0 0 L 21600 0 21600 21600 0 21600 0 0 Z N"/>
        </draw:custom-shape>
        <draw:connector draw:style-name="gr2" draw:text-style-name="P6" draw:layer="layout" draw:type="lines" svg:x1="6.75cm" svg:y1="4.25cm" svg:x2="11cm" svg:y2="4.25cm" draw:start-shape="id1" draw:start-glue-point="1" draw:end-shape="id2" draw:end-glue-point="3" svg:d="M6750 4250h501 3248 501" svg:viewBox="0 0 4251 1">
          <text:p text:style-name="P5"><text:span text:style-name="T1"/></text:p>
        </draw:connector>
        <draw:connector draw:style-name="gr3" draw:text-style-name="P7" draw:layer="layout" draw:type="lines" draw:line-skew="1.999cm" svg:x1="4.75cm" svg:y1="5.25cm" svg:x2="7cm" svg:y2="7.75cm" draw:start-shape="id1" draw:start-glue-point="2" draw:end-shape="id3" draw:end-glue-point="3" svg:d="M4750 5250v2500h1749 501" svg:viewBox="0 0 2251 2501">
          <text:p/>
        </draw:connector>
        <draw:connector draw:style-name="gr4" draw:text-style-name="P7" draw:layer="layout" draw:type="lines" draw:line-skew="1.999cm" svg:x1="13cm" svg:y1="5.25cm" svg:x2="11cm" svg:y2="7.75cm" draw:start-shape="id2" draw:start-glue-point="2" draw:end-shape="id3" draw:end-glue-point="1" svg:d="M13000 5250v2500h-1499-501" svg:viewBox="0 0 2001 2501">
          <text:p/>
        </draw:connector>
        <draw:frame draw:style-name="gr5" draw:text-style-name="P8" draw:layer="layout" svg:width="4.25cm" svg:height="1.547cm" svg:x="7cm" svg:y="2.703cm">
          <draw:text-box>
            <text:p><text:span text:style-name="T1">Данные магнетометра</text:span></text:p>
            <text:p><text:span text:style-name="T1">акселерометра</text:span></text:p>
          </draw:text-box>
        </draw:frame>
        <draw:frame draw:style-name="gr5" draw:text-style-name="P8" draw:layer="layout" svg:width="4.25cm" svg:height="1.116cm" svg:x="2.25cm" svg:y="5.75cm">
          <draw:text-box>
            <text:p><text:span text:style-name="T1">Данные </text:span></text:p>
            <text:p><text:span text:style-name="T1">гироскопа</text:span></text:p>
          </draw:text-box>
        </draw:frame>
        <draw:connector draw:style-name="gr6" draw:text-style-name="P7" draw:layer="layout" draw:type="lines" svg:x1="9cm" svg:y1="8.75cm" svg:x2="8.969cm" svg:y2="10.318cm" draw:start-shape="id3" draw:start-glue-point="2" svg:d="M9000 8750v501l-31 1067" svg:viewBox="0 0 32 1569">
          <text:p/>
        </draw:connector>
        <draw:frame draw:style-name="gr5" draw:text-style-name="P8" draw:layer="layout" svg:width="4.25cm" svg:height="1.116cm" svg:x="7.25cm" svg:y="10.5cm">
          <draw:text-box>
            <text:p><text:span text:style-name="T1">Ориентация тела в пространстве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1T21:25:08.847406749</meta:creation-date>
    <dc:date>2024-04-11T21:40:59.754048752</dc:date>
    <meta:editing-duration>PT15M52S</meta:editing-duration>
    <meta:editing-cycles>1</meta:editing-cycles>
    <meta:document-statistic meta:object-count="10"/>
    <meta:generator>LibreOffice/7.4.3.2$Linux_X86_64 LibreOffice_project/1048a8393ae2eeec98dff31b5c133c5f1d08b890</meta:generator>
  </office:meta>
</office:document-meta>
</file>